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73.25mm"/>
    </style:style>
    <style:style style:name="co7" style:family="table-column">
      <style:table-column-properties fo:break-before="auto" style:column-width="67.52mm"/>
    </style:style>
    <style:style style:name="co8" style:family="table-column">
      <style:table-column-properties fo:break-before="auto" style:column-width="66.45mm"/>
    </style:style>
    <style:style style:name="co9" style:family="table-column">
      <style:table-column-properties fo:break-before="auto" style:column-width="26.41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60.38mm"/>
    </style:style>
    <style:style style:name="co12" style:family="table-column">
      <style:table-column-properties fo:break-before="auto" style:column-width="21.55mm"/>
    </style:style>
    <style:style style:name="co13" style:family="table-column">
      <style:table-column-properties fo:break-before="auto" style:column-width="59.06mm"/>
    </style:style>
    <style:style style:name="co14" style:family="table-column">
      <style:table-column-properties fo:break-before="auto" style:column-width="62.87mm"/>
    </style:style>
    <style:style style:name="co15" style:family="table-column">
      <style:table-column-properties fo:break-before="auto" style:column-width="49.18mm"/>
    </style:style>
    <style:style style:name="co16" style:family="table-column">
      <style:table-column-properties fo:break-before="auto" style:column-width="15.0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4.73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14.82mm" fo:break-before="auto" style:use-optimal-row-height="true"/>
    </style:style>
    <style:style style:name="ro5" style:family="table-row">
      <style:table-row-properties style:row-height="42.16mm" fo:break-before="auto" style:use-optimal-row-height="fals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19.47mm" fo:break-before="auto" style:use-optimal-row-height="tru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39.95mm" fo:break-before="auto" style:use-optimal-row-height="false"/>
    </style:style>
    <style:style style:name="ro11" style:family="table-row">
      <style:table-row-properties style:row-height="28.84mm" fo:break-before="auto" style:use-optimal-row-height="fals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2.17mm" fo:break-before="auto" style:use-optimal-row-height="false"/>
    </style:style>
    <style:style style:name="ro14" style:family="table-row">
      <style:table-row-properties style:row-height="43.13mm" fo:break-before="auto" style:use-optimal-row-height="false"/>
    </style:style>
    <style:style style:name="ro15" style:family="table-row">
      <style:table-row-properties style:row-height="10mm" fo:break-before="auto" style:use-optimal-row-height="true"/>
    </style:style>
    <style:style style:name="ro16" style:family="table-row">
      <style:table-row-properties style:row-height="37.04mm" fo:break-before="auto" style:use-optimal-row-height="false"/>
    </style:style>
    <style:style style:name="ro17" style:family="table-row">
      <style:table-row-properties style:row-height="30.16mm" fo:break-before="auto" style:use-optimal-row-height="false"/>
    </style:style>
    <style:style style:name="ro18" style:family="table-row">
      <style:table-row-properties style:row-height="23.81mm" fo:break-before="auto" style:use-optimal-row-height="false"/>
    </style:style>
    <style:style style:name="ro19" style:family="table-row">
      <style:table-row-properties style:row-height="10.05mm" fo:break-before="auto" style:use-optimal-row-height="true"/>
    </style:style>
    <style:style style:name="ro20" style:family="table-row">
      <style:table-row-properties style:row-height="27.25mm" fo:break-before="auto" style:use-optimal-row-height="false"/>
    </style:style>
    <style:style style:name="ro21" style:family="table-row">
      <style:table-row-properties style:row-height="32.01mm" fo:break-before="auto" style:use-optimal-row-height="false"/>
    </style:style>
    <style:style style:name="ro22" style:family="table-row">
      <style:table-row-properties style:row-height="4.87mm" fo:break-before="auto" style:use-optimal-row-height="true"/>
    </style:style>
    <style:style style:name="ro23" style:family="table-row">
      <style:table-row-properties style:row-height="5.12mm" fo:break-before="auto" style:use-optimal-row-height="true"/>
    </style:style>
    <style:style style:name="ro24" style:family="table-row">
      <style:table-row-properties style:row-height="15.35mm" fo:break-before="auto" style:use-optimal-row-height="true"/>
    </style:style>
    <style:style style:name="ro25" style:family="table-row">
      <style:table-row-properties style:row-height="10.23mm" fo:break-before="auto" style:use-optimal-row-height="true"/>
    </style:style>
    <style:style style:name="ro26" style:family="table-row">
      <style:table-row-properties style:row-height="7.94mm" fo:break-before="auto" style:use-optimal-row-height="false"/>
    </style:style>
    <style:style style:name="ro27" style:family="table-row">
      <style:table-row-properties style:row-height="54.15mm" fo:break-before="auto" style:use-optimal-row-height="false"/>
    </style:style>
    <style:style style:name="ta1" style:family="table" style:master-page-name="PageStyle_5f_Feature_20__23__20_Test_20_Cases">
      <style:table-properties table:display="true" style:writing-mode="lr-tb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Calibri" style:font-name-complex="Calibri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89c76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ackground-color="#1b75b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language-asian="zh" style:country-asian="CN" style:font-name="Calibri" style:font-relief="none" style:text-emphasize="none" style:font-style-complex="normal" style:font-style-asian="normal" style:font-weight-complex="bold" style:font-weight-asian="bold" style:font-size-complex="11pt" style:font-size-asian="11pt" style:font-name-complex="Calibri" style:font-name-asian="Noto Sans CJK SC Regular" fo:color="#000000" style:language-complex="hi" style:country-complex="I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weight="bold" fo:font-size="11pt" style:text-overline-style="none" style:text-overline-color="font-color"/>
    </style:style>
    <style:style style:name="T4" style:family="text">
      <style:text-properties style:language-asian="zh" style:country-asian="CN" style:font-name="Calibri" style:font-relief="none" style:text-emphasize="none" style:font-style-complex="normal" style:font-style-asian="normal" style:font-size-complex="11pt" style:font-size-asian="11pt" style:font-name-complex="Calibri" style:font-name-asian="Noto Sans CJK SC Regular" fo:color="#000000" style:language-complex="hi" style:country-complex="I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size="11pt" style:text-overline-style="none" style:text-overline-color="font-color" fo:font-weight="normal" style:font-weight-asian="normal" style:font-weight-complex="normal"/>
    </style:style>
    <style:style style:name="T5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2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13" style:family="text">
      <style:text-properties style:font-size-complex="11pt" style:font-style-complex="normal" style:font-relief="none" style:text-emphasize="none" style:font-name-asian="Noto Sans CJK SC Regular" style:language-complex="hi" style:country-complex="IN" style:language-asian="zh" style:country-asian="CN" fo:language="en" fo:country="AU" style:text-line-through-mode="continuous" fo:text-shadow="none" style:font-style-asian="normal" style:font-weight-complex="bold" style:font-weight-asian="bold" style:text-overline-style="none" style:text-overline-color="font-color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name="Calibri"/>
    </style:style>
    <style:style style:name="T14" style:family="text">
      <style:text-properties style:font-style-complex="normal" fo:text-shadow="none" fo:font-size="11pt" fo:font-weight="bold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bold" style:font-weight-complex="bold" style:font-style-asian="normal" style:font-name="Calibri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/>
    </style:style>
    <style:style style:name="T15" style:family="text">
      <style:text-properties style:font-style-complex="normal" fo:text-shadow="none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name="Calibri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fo:color="#000000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17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fo:color="#000000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21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9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20" office:value-type="string" calcext:value-type="string">
            <text:p>Comments</text:p>
          </table:table-cell>
          <table:table-cell office:value-type="string" calcext:value-type="string">
            <text:p>Peer review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float" office:value="1.01" calcext:value-type="float" table:number-columns-spanned="1" table:number-rows-spanned="4">
            <text:p>1.01</text:p>
          </table:table-cell>
          <table:table-cell table:style-name="ce8" office:value-type="string" calcext:value-type="string" table:number-columns-spanned="1" table:number-rows-spanned="4">
            <text:p>Robot responds to Run with Scissors 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he teacher gives a safety instruction</text:span></text:p>
            <text:p/>
            <text:p><text:span text:style-name="T3">When: “</text:span><text:span text:style-name="T4">run with scissors" -</text:span></text:p>
            <text:p/>
            <text:p><text:span text:style-name="T5">Then: </text:span><text:span text:style-name="T6">the robot shakes head "that causes accidents"</text:span></text:p>
            <text:p/>
            <text:p><text:span text:style-name="T7">Prerequisite: </text:span></text:p>
            <text:p><text:span text:style-name="T8">UI is avaialble</text:span></text:p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‘Run with Scissors’</text:p>
          </table:table-cell>
          <table:table-cell table:style-name="ce14" office:value-type="string" calcext:value-type="string">
            <text:p>robot understands and shakes head and says “that causes accidents”</text:p>
          </table:table-cell>
          <table:table-cell table:style-name="ce15" office:value-type="string" calcext:value-type="string">
            <text:p>robot understands and shakes head and says “that causes accidents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“Scissors”</text:p>
          </table:table-cell>
          <table:table-cell table:style-name="ce14" office:value-type="string" calcext:value-type="string">
            <text:p>robot understands and shakes head and says “that causes accidents”</text:p>
          </table:table-cell>
          <table:table-cell table:style-name="ce15" office:value-type="string" calcext:value-type="string">
            <text:p>robot understands and shakes head and says “that causes accidents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Say unrelated phrase</text:p>
          </table:table-cell>
          <table:table-cell table:style-name="ce14" office:value-type="string" calcext:value-type="string">
            <text:p>robot does not understand and asks “can you repeat that” </text:p>
          </table:table-cell>
          <table:table-cell table:style-name="ce1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">
          <table:table-cell/>
          <table:table-cell table:style-name="ce5" office:value-type="float" office:value="1.02" calcext:value-type="float" table:number-columns-spanned="1" table:number-rows-spanned="4">
            <text:p>1.02</text:p>
          </table:table-cell>
          <table:table-cell table:style-name="ce8" office:value-type="string" calcext:value-type="string" table:number-columns-spanned="1" table:number-rows-spanned="4">
            <text:p>robot responds to Sun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The teacher gives a safety instruction</text:span></text:p>
            <text:p/>
            <text:p><text:span text:style-name="T3">When: “sun”</text:span><text:span text:style-name="T4"> -</text:span></text:p>
            <text:p/>
            <text:p><text:span text:style-name="T3">Then: </text:span><text:span text:style-name="T4">the robot imitates the application of sunscreen, and says “wear a hat and sunscreen”"</text:span></text:p>
            <text:p/>
            <text:p><text:span text:style-name="T9">Prerequisite: </text:span></text:p>
            <text:p><text:span text:style-name="T10">UI is avaialble</text:span></text:p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sun”</text:p>
          </table:table-cell>
          <table:table-cell table:style-name="ce14" office:value-type="string" calcext:value-type="string">
            <text:p>robot understands sun and imitates the application of sunscreen, and says “wear a hat and sunscreen”</text:p>
          </table:table-cell>
          <table:table-cell table:style-name="ce15" office:value-type="string" calcext:value-type="string">
            <text:p>robot understands sun and imitates the application of sunscreen, and says “wear a hat and sunscreen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17"/>
          <table:table-cell table:style-name="ce8"/>
          <table:table-cell table:number-columns-repeated="1014"/>
        </table:table-row>
        <table:table-row table:style-name="ro7">
          <table:table-cell/>
          <table:table-cell table:style-name="ce5" office:value-type="float" office:value="1.03" calcext:value-type="float" table:number-columns-spanned="1" table:number-rows-spanned="4">
            <text:p>1.03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3">Given: </text:span><text:span text:style-name="T4">The teacher gives a safety instruction</text:span></text:p>
            <text:p/>
            <text:p><text:span text:style-name="T3">When: “on the floor</text:span><text:span text:style-name="T4">" -</text:span></text:p>
            <text:p/>
            <text:p><text:span text:style-name="T3">Then: </text:span><text:span text:style-name="T4">the robot shakes head "tdon’t put it in your mouth"</text:span></text:p>
            <text:p/>
            <text:p><text:span text:style-name="T9">Prerequisite: </text:span></text:p>
            <text:p><text:span text:style-name="T10">UI is avaialbl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on the floor”</text:p>
          </table:table-cell>
          <table:table-cell table:number-columns-repeated="2" table:style-name="ce15" office:value-type="string" calcext:value-type="string">
            <text:p>robot understands and shakes head and says “don’t put it in your mouth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“floor”</text:p>
          </table:table-cell>
          <table:table-cell table:number-columns-repeated="2" table:style-name="ce15" office:value-type="string" calcext:value-type="string">
            <text:p>robot understands and shakes head and says “don’t put it in your mouth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9">
          <table:table-cell/>
          <table:table-cell table:style-name="ce5" office:value-type="float" office:value="1.04" calcext:value-type="float" table:number-columns-spanned="1" table:number-rows-spanned="4">
            <text:p>1.04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3">Given: </text:span><text:span text:style-name="T4">The teacher gives a safety instruction</text:span></text:p>
            <text:p/>
            <text:p><text:span text:style-name="T3">When: “cough</text:span><text:span text:style-name="T4">" -</text:span></text:p>
            <text:p/>
            <text:p><text:span text:style-name="T3">Then: </text:span><text:span text:style-name="T4">the robot covers mouth and says "cover your mouth”</text:span></text:p>
            <text:p/>
            <text:p><text:span text:style-name="T9">Prerequisite: </text:span></text:p>
            <text:p><text:span text:style-name="T10">UI is avaialbl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cough”</text:p>
          </table:table-cell>
          <table:table-cell table:style-name="ce14" office:value-type="string" calcext:value-type="string">
            <text:p><text:span text:style-name="T16">robot understands and </text:span><text:span text:style-name="T17">covers mouth and says "cover your mouth”</text:span></text:p>
          </table:table-cell>
          <table:table-cell table:style-name="ce14" office:value-type="string" calcext:value-type="string">
            <text:p>robot understands and covers mouth and says “cover your mouth”</text:p>
          </table:table-cell>
          <table:table-cell table:style-name="ce18" office:value-type="string" calcext:value-type="string">
            <text:p>in progress</text:p>
          </table:table-cell>
          <table:table-cell table:style-name="ce8" office:value-type="string" calcext:value-type="string">
            <text:p>occasionally confuses “cough” for “talk”</text:p>
          </table:table-cell>
          <table:table-cell table:style-name="Default"/>
          <table:table-cell table:number-columns-repeated="1013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0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2"/>
          <table:table-cell table:style-name="ce16"/>
          <table:table-cell table:style-name="ce14"/>
          <table:table-cell table:style-name="ce8"/>
          <table:table-cell table:style-name="Default"/>
          <table:table-cell table:number-columns-repeated="1013"/>
        </table:table-row>
        <table:table-row table:style-name="ro9">
          <table:table-cell/>
          <table:table-cell table:style-name="ce5" office:value-type="float" office:value="1.05" calcext:value-type="float" table:number-columns-spanned="1" table:number-rows-spanned="4">
            <text:p>1.05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he teacher gives a safety instruction</text:span></text:p>
            <text:p/>
            <text:p><text:span text:style-name="T7">When: “sneeze”</text:span></text:p>
            <text:p/>
            <text:p><text:span text:style-name="T1">Then: </text:span><text:span text:style-name="T2">the robot raises hnd to where its nose would be and says “use a tissue”</text:span></text:p>
            <text:p/>
            <text:p><text:span text:style-name="T7">Prerequisite: </text:span></text:p>
            <text:p><text:span text:style-name="T8">UI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sneeze”</text:p>
          </table:table-cell>
          <table:table-cell table:style-name="ce14" office:value-type="string" calcext:value-type="string">
            <text:p>robot understands and raises hand to where nose would be and says “use a tissue”</text:p>
          </table:table-cell>
          <table:table-cell table:style-name="ce14" office:value-type="string" calcext:value-type="string">
            <text:p>robot understands and raises hand to here nose would be and says “use a tissue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style-name="ce14" office:value-type="string" calcext:value-type="string">
            <text:p>robot understands and raises hand to where nose would be and says “use a tissue”</text:p>
          </table:table-cell>
          <table:table-cell table:style-name="ce14" office:value-type="string" calcext:value-type="string">
            <text:p>robot understands and raises hand to here nose would be and says “use a tissue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1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06" calcext:value-type="float" table:number-columns-spanned="1" table:number-rows-spanned="4">
            <text:p>1.06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he teacher gives a safety instruction</text:span></text:p>
            <text:p/>
            <text:p><text:span text:style-name="T7">When: “fire”</text:span></text:p>
            <text:p/>
            <text:p><text:span text:style-name="T1">Then: </text:span><text:span text:style-name="T2">robot gestures towards door and says “proceed in an orderly manner”</text:span></text:p>
            <text:p/>
            <text:p><text:span text:style-name="T7">Prerequisite: </text:span></text:p>
            <text:p><text:span text:style-name="T8">UI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fire”</text:p>
          </table:table-cell>
          <table:table-cell table:style-name="ce14" office:value-type="string" calcext:value-type="string">
            <text:p>robot understands and gestures forward and says “proceed in an orderly manner”</text:p>
          </table:table-cell>
          <table:table-cell table:style-name="ce14" office:value-type="string" calcext:value-type="string">
            <text:p>robot understands gestures forward and says “proceed in an orderly manner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4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07" calcext:value-type="float" table:number-columns-spanned="1" table:number-rows-spanned="4">
            <text:p>1.07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he teacher gives a safety instruction</text:span></text:p>
            <text:p/>
            <text:p><text:span text:style-name="T7">When: “intruder”</text:span></text:p>
            <text:p/>
            <text:p><text:span text:style-name="T7">Then: robot crouches with its hands on its head and says “hide and be very quiet”</text:span></text:p>
            <text:p/>
            <text:p><text:span text:style-name="T7">Prerequisite: </text:span></text:p>
            <text:p><text:span text:style-name="T8">UI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intruder”</text:p>
          </table:table-cell>
          <table:table-cell table:number-columns-repeated="2" table:style-name="ce14" office:value-type="string" calcext:value-type="string">
            <text:p>robot understands and crouches with hands on head and says “hide and be very quiet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0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08" calcext:value-type="float" table:number-columns-spanned="1" table:number-rows-spanned="4">
            <text:p>1.08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1">Given: the </text:span><text:span text:style-name="T12">teacher gives a safety instruction</text:span></text:p>
            <text:p/>
            <text:p><text:span text:style-name="T7">When: “here”</text:span></text:p>
            <text:p/>
            <text:p><text:span text:style-name="T13">Then: gestures around in a sweeping motion and says “stay within the school grounds”</text:span></text:p>
            <text:p/>
            <text:p><text:span text:style-name="T7">Prerequisite: </text:span></text:p>
            <text:p><text:span text:style-name="T8">UI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ere”</text:p>
          </table:table-cell>
          <table:table-cell table:number-columns-repeated="2" table:style-name="ce14" office:value-type="string" calcext:value-type="string">
            <text:p>robot understands and gestures around in a sweeping motion and says “stay within the school grounds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16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09" calcext:value-type="float" table:number-columns-spanned="1" table:number-rows-spanned="4">
            <text:p>1.09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1">Given: </text:span><text:span text:style-name="T12">teacher gives a safety instruction</text:span></text:p>
            <text:p/>
            <text:p><text:span text:style-name="T7">When: “play”</text:span></text:p>
            <text:p/>
            <text:p><text:span text:style-name="T14">Then: </text:span><text:span text:style-name="T15">robot gestures forwards and says “use only school equipment, and don’t be too rough”</text:span></text:p>
            <text:p/>
            <text:p><text:span text:style-name="T7">Prerequisite: </text:span></text:p>
            <text:p><text:span text:style-name="T8">UI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play”</text:p>
          </table:table-cell>
          <table:table-cell table:number-columns-repeated="2" table:style-name="ce14" office:value-type="string" calcext:value-type="string">
            <text:p>robot understands and gestures forwards and says “use only school equipment, and don’t be too rough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7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Default" table:number-columns-repeated="4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1" calcext:value-type="float" table:number-columns-spanned="1" table:number-rows-spanned="4">
            <text:p>1.1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1">Given: </text:span><text:span text:style-name="T12">teacher gives a safety instruction</text:span></text:p>
            <text:p/>
            <text:p><text:span text:style-name="T7">When: “talk”</text:span></text:p>
            <text:p/>
            <text:p><text:span text:style-name="T11">Then: </text:span><text:span text:style-name="T12">robot nods head and says “we’re here to help”</text:span></text:p>
            <text:p/>
            <text:p><text:span text:style-name="T7">Prerequisite: </text:span></text:p>
            <text:p><text:span text:style-name="T8">UI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alk”</text:p>
          </table:table-cell>
          <table:table-cell table:number-columns-repeated="2" table:style-name="ce14" office:value-type="string" calcext:value-type="string">
            <text:p>robot understands and nods head and says “we’re here to help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8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Default" table:number-columns-repeated="4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11" calcext:value-type="float" table:number-columns-spanned="1" table:number-rows-spanned="4">
            <text:p>1.11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1">Given: </text:span><text:span text:style-name="T12">teacher gives a safety instruction</text:span></text:p>
            <text:p/>
            <text:p><text:span text:style-name="T7">When: “tell”</text:span></text:p>
            <text:p/>
            <text:p><text:span text:style-name="T11">Then: </text:span><text:span text:style-name="T12">robot nods head head and says “we’re here to help”</text:span></text:p>
            <text:p/>
            <text:p><text:span text:style-name="T7">Prerequisite: </text:span></text:p>
            <text:p><text:span text:style-name="T8">UI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alk”</text:p>
          </table:table-cell>
          <table:table-cell table:number-columns-repeated="2" table:style-name="ce14" office:value-type="string" calcext:value-type="string">
            <text:p>robot understands and nods head and says “we’re here to help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1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20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16"/>
          <table:table-cell table:style-name="ce8"/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5" office:value-type="float" office:value="1.12" calcext:value-type="float" table:number-columns-spanned="1" table:number-rows-spanned="4">
            <text:p>1.12</text:p>
          </table:table-cell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1">Given: </text:span><text:span text:style-name="T12">teacher gives a safety instruction</text:span></text:p>
            <text:p/>
            <text:p><text:span text:style-name="T7">When: “stay safe, kids”</text:span></text:p>
            <text:p/>
            <text:p><text:span text:style-name="T11">Then: </text:span><text:span text:style-name="T12">robot bows while saying “stay safe kids” before terminating sequence</text:span></text:p>
            <text:p/>
            <text:p><text:span text:style-name="T7">Prerequisite: </text:span></text:p>
            <text:p><text:span text:style-name="T8">UI is available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style-name="Default"/>
          <table:table-cell table:number-columns-repeated="1013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stay safe, kids”</text:p>
          </table:table-cell>
          <table:table-cell table:number-columns-repeated="2" table:style-name="ce14" office:value-type="string" calcext:value-type="string">
            <text:p>robot understands and bows while saying “stay safe, kids” before terminating sequenc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“stay safe”</text:p>
          </table:table-cell>
          <table:table-cell table:number-columns-repeated="2" table:style-name="ce14" office:value-type="string" calcext:value-type="string">
            <text:p>robot understands and bows while saying “stay safe, kids” before terminating sequenc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1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say unrelated phrase</text:p>
          </table:table-cell>
          <table:table-cell table:number-columns-repeated="2" table:style-name="ce1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2" table:number-rows-repeated="15">
          <table:table-cell table:number-columns-repeated="1024"/>
        </table:table-row>
        <table:table-row table:style-name="ro23" table:number-rows-repeated="1048510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Feature # Test Cases (2)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13"/>
        <table:table-column table:style-name="co10" table:default-cell-style-name="ce21"/>
        <table:table-column table:style-name="co12" table:number-columns-repeated="1014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9"/>
          <table:table-cell table:number-columns-repeated="1014"/>
        </table:table-row>
        <table:table-row table:style-name="ro24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20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7">Prerequisite: </text:span></text:p>
            <text:p><text:span text:style-name="T8">xxxx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7">Prerequisite: </text:span></text:p>
            <text:p><text:span text:style-name="T8">xxxx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7">Prerequisite: </text:span></text:p>
            <text:p><text:span text:style-name="T8">xxxx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 table:number-rows-repeated="104856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Examples" table:style-name="ta3">
        <table:table-column table:style-name="co1" table:default-cell-style-name="ce2"/>
        <table:table-column table:style-name="co12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3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13"/>
        <table:table-column table:style-name="co12" table:number-columns-repeated="1015" table:default-cell-style-name="ce2"/>
        <table:table-row table:style-name="ro25">
          <table:table-cell/>
          <table:table-cell table:style-name="ce3"/>
          <table:table-cell table:style-name="ce4" office:value-type="string" calcext:value-type="string">
            <text:p>Test ID</text:p>
          </table:table-cell>
          <table:table-cell table:style-name="ce4" office:value-type="string" calcext:value-type="string">
            <text:p>Test Description/Scenario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number-columns-repeated="1015"/>
        </table:table-row>
        <table:table-row table:style-name="ro25">
          <table:table-cell/>
          <table:table-cell table:style-name="ce5" office:value-type="string" calcext:value-type="string" table:number-columns-spanned="1" table:number-rows-spanned="4">
            <text:p>Positive Test Case</text:p>
          </table:table-cell>
          <table:table-cell table:style-name="ce5" office:value-type="float" office:value="1.01" calcext:value-type="float" table:number-columns-spanned="1" table:number-rows-spanned="4">
            <text:p>1.01</text:p>
          </table:table-cell>
          <table:table-cell table:style-name="ce8" office:value-type="string" calcext:value-type="string" table:number-columns-spanned="1" table:number-rows-spanned="4">
            <text:p><text:span text:style-name="T1">Given:</text:span><text:span text:style-name="T2"> my unique facebook username has been registered.</text:span></text:p>
            <text:p/>
            <text:p><text:span text:style-name="T1">When:</text:span><text:span text:style-name="T2"> I attempt to login using this username via the Facebook</text:span></text:p>
            <text:p><text:span text:style-name="T8">logon page.</text:span></text:p>
            <text:p/>
            <text:p><text:span text:style-name="T1">Then:</text:span><text:span text:style-name="T2"> Facebook account opens up without any errors or warnings.</text:span></text:p>
            <text:p/>
            <text:p><text:span text:style-name="T1">Prerequisite</text:span><text:span text:style-name="T2">: </text:span></text:p>
            <text:p><text:span text:style-name="T8">Customer has been registered.</text:span></text:p>
            <text:p/>
            <text:p><text:span text:style-name="T7">Test Data:</text:span></text:p>
            <text:p><text:span text:style-name="T8">Customer Number.</text:span></text:p>
            <text:p><text:span text:style-name="T8">Facebook URL</text:span></text:p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Open your Browser, and enter URL 'Facebook.com'</text:p>
          </table:table-cell>
          <table:table-cell table:style-name="ce14" office:value-type="string" calcext:value-type="string">
            <text:p>Facebook logon page appears</text:p>
          </table:table-cell>
          <table:table-cell table:style-name="ce14" office:value-type="string" calcext:value-type="string">
            <text:p>Logon page appears </text:p>
          </table:table-cell>
          <table:table-cell table:style-name="ce22" office:value-type="string" calcext:value-type="string">
            <text:p>Pass</text:p>
          </table:table-cell>
          <table:table-cell table:number-columns-repeated="1015"/>
        </table:table-row>
        <table:table-row table:style-name="ro25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Enter your username in the field</text:p>
          </table:table-cell>
          <table:table-cell table:style-name="ce14" office:value-type="string" calcext:value-type="string">
            <text:p>Username is entered</text:p>
          </table:table-cell>
          <table:table-cell table:style-name="ce14" office:value-type="string" calcext:value-type="string">
            <text:p>Name entered 'JFX272'</text:p>
          </table:table-cell>
          <table:table-cell table:style-name="ce22" office:value-type="string" calcext:value-type="string">
            <text:p>Pass</text:p>
          </table:table-cell>
          <table:table-cell table:number-columns-repeated="1015"/>
        </table:table-row>
        <table:table-row table:style-name="ro26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Enter your Password </text:p>
          </table:table-cell>
          <table:table-cell table:style-name="ce14" office:value-type="string" calcext:value-type="string">
            <text:p>Password is entered</text:p>
          </table:table-cell>
          <table:table-cell table:style-name="ce14" office:value-type="string" calcext:value-type="string">
            <text:p>Password entered</text:p>
          </table:table-cell>
          <table:table-cell table:style-name="ce22" office:value-type="string" calcext:value-type="string">
            <text:p>Pass</text:p>
          </table:table-cell>
          <table:table-cell table:number-columns-repeated="1015"/>
        </table:table-row>
        <table:table-row table:style-name="ro27">
          <table:table-cell/>
          <table:covered-table-cell table:number-columns-repeated="2" table:style-name="ce7"/>
          <table:covered-table-cell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lick [Login] button</text:p>
          </table:table-cell>
          <table:table-cell table:style-name="ce14" office:value-type="string" calcext:value-type="string">
            <text:p>User is successfully logged into the Facebook account </text:p>
          </table:table-cell>
          <table:table-cell table:style-name="ce14" office:value-type="string" calcext:value-type="string">
            <text:p>Account opened as expected</text:p>
          </table:table-cell>
          <table:table-cell table:style-name="ce22" office:value-type="string" calcext:value-type="string">
            <text:p>Pass</text:p>
          </table:table-cell>
          <table:table-cell table:number-columns-repeated="1015"/>
        </table:table-row>
        <table:table-row table:style-name="ro23" table:number-rows-repeated="1048570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3:58:08.475015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19T15:11:09.980422569</dc:date>
    <meta:generator>LibreOffice/6.0.3.2$Linux_X86_64 LibreOffice_project/00m0$Build-2</meta:generator>
    <meta:editing-duration>PT1H21M36S</meta:editing-duration>
    <meta:editing-cycles>4</meta:editing-cycles>
    <meta:document-statistic meta:table-count="3" meta:cell-count="2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